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1">
      <style:text-properties officeooo:rsid="00263b5d" officeooo:paragraph-rsid="00263b5d"/>
    </style:style>
    <style:style style:name="P5" style:family="paragraph" style:parent-style-name="Text_20_body" style:list-style-name="L2">
      <style:text-properties officeooo:rsid="0029f063" officeooo:paragraph-rsid="0029f063"/>
    </style:style>
    <style:style style:name="P6" style:family="paragraph" style:parent-style-name="Text_20_body" style:list-style-name="L3">
      <style:text-properties officeooo:rsid="002df0d8" officeooo:paragraph-rsid="002df0d8"/>
    </style:style>
    <style:style style:name="P7" style:family="paragraph" style:parent-style-name="Text_20_body" style:list-style-name="L3">
      <style:text-properties officeooo:rsid="002fcca4" officeooo:paragraph-rsid="002fcca4"/>
    </style:style>
    <style:style style:name="T1" style:family="text">
      <style:text-properties officeooo:rsid="001e530d"/>
    </style:style>
    <style:style style:name="T2" style:family="text">
      <style:text-properties officeooo:rsid="0027c13a"/>
    </style:style>
    <style:style style:name="T3" style:family="text">
      <style:text-properties officeooo:rsid="002acaf5"/>
    </style:style>
    <style:style style:name="T4" style:family="text">
      <style:text-properties officeooo:rsid="002c1923"/>
    </style:style>
    <style:style style:name="T5" style:family="text">
      <style:text-properties officeooo:rsid="002db2c8"/>
    </style:style>
    <style:style style:name="T6" style:family="text">
      <style:text-properties officeooo:rsid="002fe5a1"/>
    </style:style>
    <style:style style:name="T7" style:family="text">
      <style:text-properties officeooo:rsid="00306a79"/>
    </style:style>
    <style:style style:name="T8" style:family="text">
      <style:text-properties officeooo:rsid="0032645c"/>
    </style:style>
    <style:style style:name="T9" style:family="text">
      <style:text-properties officeooo:rsid="0033aad4"/>
    </style:style>
    <style:style style:name="T10" style:family="text">
      <style:text-properties officeooo:rsid="0035047e"/>
    </style:style>
    <style:style style:name="T11" style:family="text">
      <style:text-properties officeooo:rsid="0037eb0f"/>
    </style:style>
    <style:style style:name="T12" style:family="text">
      <style:text-properties officeooo:rsid="0040cd31"/>
    </style:style>
    <style:style style:name="T13" style:family="text">
      <style:text-properties officeooo:rsid="0044179f"/>
    </style:style>
    <style:style style:name="T14" style:family="text">
      <style:text-properties officeooo:rsid="00454324"/>
    </style:style>
    <style:style style:name="T15" style:family="text">
      <style:text-properties officeooo:rsid="0046336b"/>
    </style:style>
    <style:style style:name="T16" style:family="text">
      <style:text-properties officeooo:rsid="004c257b"/>
    </style:style>
    <style:style style:name="T17" style:family="text">
      <style:text-properties officeooo:rsid="004eeb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6:1-18</text:h>
      <text:h text:style-name="Heading_20_2" text:outline-level="2"><text:bookmark text:name="en-GNT-26330"/>Teaching about Charity <text:span text:style-name="T1">(1-4)</text:span></text:h>
      <text:list xml:id="list3591202980" text:style-name="L1">
        <text:list-item>
          <text:p text:style-name="P1">“Make certain you do not perform your religious duties in public so that people will see what you do. If you do these things publicly, you will not have any reward from your Father in heaven. “So when you give something to a needy person, do not make a big show of it, as the hypocrites do in the houses of worship and on the streets. They do it so that people will praise them. I assure you, they have already been paid in full. But when you help a needy person, do it in such a way that even your closest friend will not know about it. Then it will be a private matter. And your Father, who sees what you do in private, will reward you.</text:p>
        </text:list-item>
        <text:list-item>
          <text:p text:style-name="P4">It’s very hypocritical to do things for the show <text:span text:style-name="T11">or for the public eye to see</text:span>; being charitable for people to see, being religious so people notice and others alike. <text:span text:style-name="T2">Instead, we should be descrete; our father in heaven who see’s all we do will reward us. If we do for the show, our reward will be the satisfaction, praise and other rewards we get from the people we’re showing off to.</text:span></text:p>
        </text:list-item>
      </text:list>
      <text:h text:style-name="Heading_20_2" text:outline-level="2"><text:bookmark text:name="en-GNT-26334"/>Teaching about Prayer <text:span text:style-name="T1">(5-15)</text:span></text:h>
      <text:list xml:id="list2477372477" text:style-name="L2">
        <text:list-item>
          <text:p text:style-name="P2">“When you pray, do not be like the hypocrites! They love to stand up and pray in the houses of worship and on the street corners, so that everyone will see them. I assure you, they have already been paid in full. But when you pray, go to your room, close the door, and pray to your Father, who is unseen. And your Father, who sees what you do in private, will reward you. “When you pray, do not use a lot of meaningless words, as the pagans do, who think that their gods will hear them because their prayers are long. Do not be like them. Your Father already knows what you need before you ask him. This, then, is how you should pray: ‘Our Father in heaven: May your holy name be honored;<text:bookmark text:name="en-GNT-26339"/> may your Kingdom come; may your will be done on earth as it is in heaven.<text:bookmark text:name="en-GNT-26340"/> Give us today the food we need.<text:bookmark text:name="en-GNT-26341"/> Forgive us the wrongs we have done, as we forgive the wrongs that others have done to us.<text:bookmark text:name="en-GNT-26342"/> Do not bring us to hard testing, but keep us safe from the Evil One.’ “If you forgive others the wrongs they have done to you, your Father in heaven will also forgive you.<text:bookmark text:name="en-GNT-26344"/> But if you do not forgive others, then your Father will not forgive the wrongs you have done.</text:p>
        </text:list-item>
        <text:list-item>
          <text:p text:style-name="P5">Again it’s about descretion, God already knows what in our heart; if we do things for the show, we reap reward<text:span text:style-name="T3">s</text:span> of the show. We should be descrete in prayer and we were shown how to pray, <text:span text:style-name="T12">i.e. </text:span>the Lords prayer. <text:span text:style-name="T13">The Lords prayer teaches us to </text:span><text:span text:style-name="T4"><text:s/>acknowledge God’s existence as our father, </text:span><text:span text:style-name="T14">to </text:span><text:span text:style-name="T4">praise and glorify him, </text:span><text:span text:style-name="T14">to offer </text:span><text:span text:style-name="T4">thank</text:span><text:span text:style-name="T14">s to</text:span><text:span text:style-name="T4"> him for all he does for us and </text:span><text:span text:style-name="T15">to</text:span><text:span text:style-name="T4"> </text:span><text:span text:style-name="T15">seek</text:span><text:span text:style-name="T4"> for mercy and deliverence. </text:span><text:span text:style-name="T5">Our prayers should not be too long and we should forgive others for us to be forgiven.</text:span></text:p>
        </text:list-item>
      </text:list>
      <text:h text:style-name="Heading_20_2" text:outline-level="2"><text:bookmark text:name="en-GNT-26345"/>Teaching about Fasting <text:span text:style-name="T1">(16-18)</text:span></text:h>
      <text:list xml:id="list1059722875" text:style-name="L3">
        <text:list-item>
          <text:p text:style-name="P3">“And when you fast, do not put on a sad face as the hypocrites do. They neglect their appearance so that everyone will see that they are fasting. I assure you, they have already been paid in full. <text:bookmark text:name="en-GNT-26346"/>When you go without food, wash your face and comb your hair, <text:bookmark text:name="en-GNT-26347"/>so that <text:soft-page-break/>others cannot know that you are fasting—only your Father, who is unseen, will know. And your Father, who sees what you do in private, will reward you.</text:p>
        </text:list-item>
        <text:list-item>
          <text:p text:style-name="P6">We need to fast, when we fast we shouldn’t do it for the show but for God. We should bath and look as if we’re not fasting. God who see’s the intentions of the heart will reward us fully.</text:p>
        </text:list-item>
        <text:list-item>
          <text:p text:style-name="P7">The main themes I see in these verse are charity, prayer and fasting. <text:span text:style-name="T6">We’re encouraged to do them and we were shown how to do them. </text:span><text:span text:style-name="T7">One major problem mentioned in doing these things is publicity, we tend to do things for the public eye. When we do </text:span><text:span text:style-name="T16">things for the public eye</text:span><text:span text:style-name="T7"> we lose God’s blessing</text:span><text:span text:style-name="T16">s</text:span><text:span text:style-name="T7"> for peoples blessings, </text:span><text:span text:style-name="T8">peoples blessings are not enough. </text:span><text:span text:style-name="T9">In our generation, social media promotes doing things for the public and it’s causing heartaches and mental issues to the participant</text:span><text:span text:style-name="T17">s</text:span><text:span text:style-name="T9">. </text:span><text:span text:style-name="T10">The public eye doesn’t bring comfort but descretion does, the bible says “lead a quiet life and mind your own business”</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1T09:31:57.148446485</meta:creation-date>
    <dc:date>2021-10-21T10:15:45.921765688</dc:date>
    <meta:editing-duration>PT44M5S</meta:editing-duration>
    <meta:editing-cycles>24</meta:editing-cycles>
    <meta:generator>LibreOffice/6.4.7.2$Linux_X86_64 LibreOffice_project/40$Build-2</meta:generator>
    <meta:document-statistic meta:table-count="0" meta:image-count="0" meta:object-count="0" meta:page-count="2" meta:paragraph-count="11" meta:word-count="768" meta:character-count="3976" meta:non-whitespace-character-count="3226"/>
  </office:meta>
</office:document-meta>
</file>